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4.86pt" svg:x="470.07pt" svg:y="106.55pt">
            <loext:p draw:notify-on-update-of-ranges="Sheet1.A4:Sheet1.A104 Sheet1.B4:Sheet1.B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71.77pt" svg:y="375.14pt">
            <loext:p draw:notify-on-update-of-ranges="Sheet1.D4:Sheet1.D104 Sheet1.E4:Sheet1.E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.3*POWER([.A4];0.5)" office:value-type="float" office:value="0" calcext:value-type="float">
            <text:p>0</text:p>
          </table:table-cell>
          <table:table-cell/>
          <table:table-cell table:formula="of:=[.A4]*100" office:value-type="float" office:value="0" calcext:value-type="float">
            <text:p>0</text:p>
          </table:table-cell>
          <table:table-cell table:formula="of:=63*POWER([.D4];0.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.3*POWER([.A5];0.5)" office:value-type="float" office:value="6.3" calcext:value-type="float">
            <text:p>6.3</text:p>
          </table:table-cell>
          <table:table-cell/>
          <table:table-cell table:formula="of:=[.A5]*100" office:value-type="float" office:value="100" calcext:value-type="float">
            <text:p>100</text:p>
          </table:table-cell>
          <table:table-cell table:formula="of:=63*POWER([.D5];0.5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.3*POWER([.A6];0.5)" office:value-type="float" office:value="8.9095454429505" calcext:value-type="float">
            <text:p>8.909545443</text:p>
          </table:table-cell>
          <table:table-cell/>
          <table:table-cell table:formula="of:=[.A6]*100" office:value-type="float" office:value="200" calcext:value-type="float">
            <text:p>200</text:p>
          </table:table-cell>
          <table:table-cell table:formula="of:=63*POWER([.D6];0.5)" office:value-type="float" office:value="890.95454429505" calcext:value-type="float">
            <text:p>890.9545442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.3*POWER([.A7];0.5)" office:value-type="float" office:value="10.9119200876839" calcext:value-type="float">
            <text:p>10.9119200877</text:p>
          </table:table-cell>
          <table:table-cell/>
          <table:table-cell table:formula="of:=[.A7]*100" office:value-type="float" office:value="300" calcext:value-type="float">
            <text:p>300</text:p>
          </table:table-cell>
          <table:table-cell table:formula="of:=63*POWER([.D7];0.5)" office:value-type="float" office:value="1091.19200876839" calcext:value-type="float">
            <text:p>1091.1920087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.3*POWER([.A8];0.5)" office:value-type="float" office:value="12.6" calcext:value-type="float">
            <text:p>12.6</text:p>
          </table:table-cell>
          <table:table-cell/>
          <table:table-cell table:formula="of:=[.A8]*100" office:value-type="float" office:value="400" calcext:value-type="float">
            <text:p>400</text:p>
          </table:table-cell>
          <table:table-cell table:formula="of:=63*POWER([.D8];0.5)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.3*POWER([.A9];0.5)" office:value-type="float" office:value="14.0872282582487" calcext:value-type="float">
            <text:p>14.0872282582</text:p>
          </table:table-cell>
          <table:table-cell/>
          <table:table-cell table:formula="of:=[.A9]*100" office:value-type="float" office:value="500" calcext:value-type="float">
            <text:p>500</text:p>
          </table:table-cell>
          <table:table-cell table:formula="of:=63*POWER([.D9];0.5)" office:value-type="float" office:value="1408.72282582487" calcext:value-type="float">
            <text:p>1408.7228258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.3*POWER([.A10];0.5)" office:value-type="float" office:value="15.431785379534" calcext:value-type="float">
            <text:p>15.4317853795</text:p>
          </table:table-cell>
          <table:table-cell/>
          <table:table-cell table:formula="of:=[.A10]*100" office:value-type="float" office:value="600" calcext:value-type="float">
            <text:p>600</text:p>
          </table:table-cell>
          <table:table-cell table:formula="of:=63*POWER([.D10];0.5)" office:value-type="float" office:value="1543.1785379534" calcext:value-type="float">
            <text:p>1543.1785379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.3*POWER([.A11];0.5)" office:value-type="float" office:value="16.6682332597069" calcext:value-type="float">
            <text:p>16.6682332597</text:p>
          </table:table-cell>
          <table:table-cell/>
          <table:table-cell table:formula="of:=[.A11]*100" office:value-type="float" office:value="700" calcext:value-type="float">
            <text:p>700</text:p>
          </table:table-cell>
          <table:table-cell table:formula="of:=63*POWER([.D11];0.5)" office:value-type="float" office:value="1666.82332597069" calcext:value-type="float">
            <text:p>1666.82332597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.3*POWER([.A12];0.5)" office:value-type="float" office:value="17.819090885901" calcext:value-type="float">
            <text:p>17.8190908859</text:p>
          </table:table-cell>
          <table:table-cell/>
          <table:table-cell table:formula="of:=[.A12]*100" office:value-type="float" office:value="800" calcext:value-type="float">
            <text:p>800</text:p>
          </table:table-cell>
          <table:table-cell table:formula="of:=63*POWER([.D12];0.5)" office:value-type="float" office:value="1781.9090885901" calcext:value-type="float">
            <text:p>1781.9090885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.3*POWER([.A13];0.5)" office:value-type="float" office:value="18.9" calcext:value-type="float">
            <text:p>18.9</text:p>
          </table:table-cell>
          <table:table-cell/>
          <table:table-cell table:formula="of:=[.A13]*100" office:value-type="float" office:value="900" calcext:value-type="float">
            <text:p>900</text:p>
          </table:table-cell>
          <table:table-cell table:formula="of:=63*POWER([.D13];0.5)"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.3*POWER([.A14];0.5)" office:value-type="float" office:value="19.9223492590608" calcext:value-type="float">
            <text:p>19.9223492591</text:p>
          </table:table-cell>
          <table:table-cell/>
          <table:table-cell table:formula="of:=[.A14]*100" office:value-type="float" office:value="1000" calcext:value-type="float">
            <text:p>1000</text:p>
          </table:table-cell>
          <table:table-cell table:formula="of:=63*POWER([.D14];0.5)" office:value-type="float" office:value="1992.23492590608" calcext:value-type="float">
            <text:p>1992.2349259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.3*POWER([.A15];0.5)" office:value-type="float" office:value="20.894736179239" calcext:value-type="float">
            <text:p>20.8947361792</text:p>
          </table:table-cell>
          <table:table-cell/>
          <table:table-cell table:formula="of:=[.A15]*100" office:value-type="float" office:value="1100" calcext:value-type="float">
            <text:p>1100</text:p>
          </table:table-cell>
          <table:table-cell table:formula="of:=63*POWER([.D15];0.5)" office:value-type="float" office:value="2089.4736179239" calcext:value-type="float">
            <text:p>2089.47361792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.3*POWER([.A16];0.5)" office:value-type="float" office:value="21.8238401753679" calcext:value-type="float">
            <text:p>21.8238401754</text:p>
          </table:table-cell>
          <table:table-cell/>
          <table:table-cell table:formula="of:=[.A16]*100" office:value-type="float" office:value="1200" calcext:value-type="float">
            <text:p>1200</text:p>
          </table:table-cell>
          <table:table-cell table:formula="of:=63*POWER([.D16];0.5)" office:value-type="float" office:value="2182.38401753679" calcext:value-type="float">
            <text:p>2182.3840175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.3*POWER([.A17];0.5)" office:value-type="float" office:value="22.7149730354231" calcext:value-type="float">
            <text:p>22.7149730354</text:p>
          </table:table-cell>
          <table:table-cell/>
          <table:table-cell table:formula="of:=[.A17]*100" office:value-type="float" office:value="1300" calcext:value-type="float">
            <text:p>1300</text:p>
          </table:table-cell>
          <table:table-cell table:formula="of:=63*POWER([.D17];0.5)" office:value-type="float" office:value="2271.49730354231" calcext:value-type="float">
            <text:p>2271.4973035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.3*POWER([.A18];0.5)" office:value-type="float" office:value="23.5724415366758" calcext:value-type="float">
            <text:p>23.5724415367</text:p>
          </table:table-cell>
          <table:table-cell/>
          <table:table-cell table:formula="of:=[.A18]*100" office:value-type="float" office:value="1400" calcext:value-type="float">
            <text:p>1400</text:p>
          </table:table-cell>
          <table:table-cell table:formula="of:=63*POWER([.D18];0.5)" office:value-type="float" office:value="2357.24415366758" calcext:value-type="float">
            <text:p>2357.24415366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6.3*POWER([.A19];0.5)" office:value-type="float" office:value="24.3997950811067" calcext:value-type="float">
            <text:p>24.3997950811</text:p>
          </table:table-cell>
          <table:table-cell/>
          <table:table-cell table:formula="of:=[.A19]*100" office:value-type="float" office:value="1500" calcext:value-type="float">
            <text:p>1500</text:p>
          </table:table-cell>
          <table:table-cell table:formula="of:=63*POWER([.D19];0.5)" office:value-type="float" office:value="2439.97950811067" calcext:value-type="float">
            <text:p>2439.9795081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.3*POWER([.A20];0.5)" office:value-type="float" office:value="25.2" calcext:value-type="float">
            <text:p>25.2</text:p>
          </table:table-cell>
          <table:table-cell/>
          <table:table-cell table:formula="of:=[.A20]*100" office:value-type="float" office:value="1600" calcext:value-type="float">
            <text:p>1600</text:p>
          </table:table-cell>
          <table:table-cell table:formula="of:=63*POWER([.D20];0.5)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6.3*POWER([.A21];0.5)" office:value-type="float" office:value="25.9755654413913" calcext:value-type="float">
            <text:p>25.9755654414</text:p>
          </table:table-cell>
          <table:table-cell/>
          <table:table-cell table:formula="of:=[.A21]*100" office:value-type="float" office:value="1700" calcext:value-type="float">
            <text:p>1700</text:p>
          </table:table-cell>
          <table:table-cell table:formula="of:=63*POWER([.D21];0.5)" office:value-type="float" office:value="2597.55654413913" calcext:value-type="float">
            <text:p>2597.5565441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6.3*POWER([.A22];0.5)" office:value-type="float" office:value="26.7286363288515" calcext:value-type="float">
            <text:p>26.7286363289</text:p>
          </table:table-cell>
          <table:table-cell/>
          <table:table-cell table:formula="of:=[.A22]*100" office:value-type="float" office:value="1800" calcext:value-type="float">
            <text:p>1800</text:p>
          </table:table-cell>
          <table:table-cell table:formula="of:=63*POWER([.D22];0.5)" office:value-type="float" office:value="2672.86363288515" calcext:value-type="float">
            <text:p>2672.86363288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6.3*POWER([.A23];0.5)" office:value-type="float" office:value="27.4610633443062" calcext:value-type="float">
            <text:p>27.4610633443</text:p>
          </table:table-cell>
          <table:table-cell/>
          <table:table-cell table:formula="of:=[.A23]*100" office:value-type="float" office:value="1900" calcext:value-type="float">
            <text:p>1900</text:p>
          </table:table-cell>
          <table:table-cell table:formula="of:=63*POWER([.D23];0.5)" office:value-type="float" office:value="2746.10633443062" calcext:value-type="float">
            <text:p>2746.1063344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.3*POWER([.A24];0.5)" office:value-type="float" office:value="28.1744565164974" calcext:value-type="float">
            <text:p>28.1744565165</text:p>
          </table:table-cell>
          <table:table-cell/>
          <table:table-cell table:formula="of:=[.A24]*100" office:value-type="float" office:value="2000" calcext:value-type="float">
            <text:p>2000</text:p>
          </table:table-cell>
          <table:table-cell table:formula="of:=63*POWER([.D24];0.5)" office:value-type="float" office:value="2817.44565164974" calcext:value-type="float">
            <text:p>2817.44565164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6.3*POWER([.A25];0.5)" office:value-type="float" office:value="28.8702268782218" calcext:value-type="float">
            <text:p>28.8702268782</text:p>
          </table:table-cell>
          <table:table-cell/>
          <table:table-cell table:formula="of:=[.A25]*100" office:value-type="float" office:value="2100" calcext:value-type="float">
            <text:p>2100</text:p>
          </table:table-cell>
          <table:table-cell table:formula="of:=63*POWER([.D25];0.5)" office:value-type="float" office:value="2887.02268782218" calcext:value-type="float">
            <text:p>2887.0226878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.3*POWER([.A26];0.5)" office:value-type="float" office:value="29.5496192868876" calcext:value-type="float">
            <text:p>29.5496192869</text:p>
          </table:table-cell>
          <table:table-cell/>
          <table:table-cell table:formula="of:=[.A26]*100" office:value-type="float" office:value="2200" calcext:value-type="float">
            <text:p>2200</text:p>
          </table:table-cell>
          <table:table-cell table:formula="of:=63*POWER([.D26];0.5)" office:value-type="float" office:value="2954.96192868876" calcext:value-type="float">
            <text:p>2954.96192868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6.3*POWER([.A27];0.5)" office:value-type="float" office:value="30.2137385968701" calcext:value-type="float">
            <text:p>30.2137385969</text:p>
          </table:table-cell>
          <table:table-cell/>
          <table:table-cell table:formula="of:=[.A27]*100" office:value-type="float" office:value="2300" calcext:value-type="float">
            <text:p>2300</text:p>
          </table:table-cell>
          <table:table-cell table:formula="of:=63*POWER([.D27];0.5)" office:value-type="float" office:value="3021.37385968701" calcext:value-type="float">
            <text:p>3021.3738596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.3*POWER([.A28];0.5)" office:value-type="float" office:value="30.863570759068" calcext:value-type="float">
            <text:p>30.8635707591</text:p>
          </table:table-cell>
          <table:table-cell/>
          <table:table-cell table:formula="of:=[.A28]*100" office:value-type="float" office:value="2400" calcext:value-type="float">
            <text:p>2400</text:p>
          </table:table-cell>
          <table:table-cell table:formula="of:=63*POWER([.D28];0.5)" office:value-type="float" office:value="3086.3570759068" calcext:value-type="float">
            <text:p>3086.35707590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6.3*POWER([.A29];0.5)" office:value-type="float" office:value="31.5" calcext:value-type="float">
            <text:p>31.5</text:p>
          </table:table-cell>
          <table:table-cell/>
          <table:table-cell table:formula="of:=[.A29]*100" office:value-type="float" office:value="2500" calcext:value-type="float">
            <text:p>2500</text:p>
          </table:table-cell>
          <table:table-cell table:formula="of:=63*POWER([.D29];0.5)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6.3*POWER([.A30];0.5)" office:value-type="float" office:value="32.1238229356345" calcext:value-type="float">
            <text:p>32.1238229356</text:p>
          </table:table-cell>
          <table:table-cell/>
          <table:table-cell table:formula="of:=[.A30]*100" office:value-type="float" office:value="2600" calcext:value-type="float">
            <text:p>2600</text:p>
          </table:table-cell>
          <table:table-cell table:formula="of:=63*POWER([.D30];0.5)" office:value-type="float" office:value="3212.38229356345" calcext:value-type="float">
            <text:p>3212.3822935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6.3*POWER([.A31];0.5)" office:value-type="float" office:value="32.7357602630518" calcext:value-type="float">
            <text:p>32.7357602631</text:p>
          </table:table-cell>
          <table:table-cell/>
          <table:table-cell table:formula="of:=[.A31]*100" office:value-type="float" office:value="2700" calcext:value-type="float">
            <text:p>2700</text:p>
          </table:table-cell>
          <table:table-cell table:formula="of:=63*POWER([.D31];0.5)" office:value-type="float" office:value="3273.57602630518" calcext:value-type="float">
            <text:p>3273.5760263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6.3*POWER([.A32];0.5)" office:value-type="float" office:value="33.3364665194138" calcext:value-type="float">
            <text:p>33.3364665194</text:p>
          </table:table-cell>
          <table:table-cell/>
          <table:table-cell table:formula="of:=[.A32]*100" office:value-type="float" office:value="2800" calcext:value-type="float">
            <text:p>2800</text:p>
          </table:table-cell>
          <table:table-cell table:formula="of:=63*POWER([.D32];0.5)" office:value-type="float" office:value="3333.64665194138" calcext:value-type="float">
            <text:p>3333.64665194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6.3*POWER([.A33];0.5)" office:value-type="float" office:value="33.9265382849474" calcext:value-type="float">
            <text:p>33.9265382849</text:p>
          </table:table-cell>
          <table:table-cell/>
          <table:table-cell table:formula="of:=[.A33]*100" office:value-type="float" office:value="2900" calcext:value-type="float">
            <text:p>2900</text:p>
          </table:table-cell>
          <table:table-cell table:formula="of:=63*POWER([.D33];0.5)" office:value-type="float" office:value="3392.65382849474" calcext:value-type="float">
            <text:p>3392.65382849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6.3*POWER([.A34];0.5)" office:value-type="float" office:value="34.5065211228255" calcext:value-type="float">
            <text:p>34.5065211228</text:p>
          </table:table-cell>
          <table:table-cell/>
          <table:table-cell table:formula="of:=[.A34]*100" office:value-type="float" office:value="3000" calcext:value-type="float">
            <text:p>3000</text:p>
          </table:table-cell>
          <table:table-cell table:formula="of:=63*POWER([.D34];0.5)" office:value-type="float" office:value="3450.65211228255" calcext:value-type="float">
            <text:p>3450.65211228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6.3*POWER([.A35];0.5)" office:value-type="float" office:value="35.0769154858291" calcext:value-type="float">
            <text:p>35.0769154858</text:p>
          </table:table-cell>
          <table:table-cell/>
          <table:table-cell table:formula="of:=[.A35]*100" office:value-type="float" office:value="3100" calcext:value-type="float">
            <text:p>3100</text:p>
          </table:table-cell>
          <table:table-cell table:formula="of:=63*POWER([.D35];0.5)" office:value-type="float" office:value="3507.69154858291" calcext:value-type="float">
            <text:p>3507.69154858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.3*POWER([.A36];0.5)" office:value-type="float" office:value="35.638181771802" calcext:value-type="float">
            <text:p>35.6381817718</text:p>
          </table:table-cell>
          <table:table-cell/>
          <table:table-cell table:formula="of:=[.A36]*100" office:value-type="float" office:value="3200" calcext:value-type="float">
            <text:p>3200</text:p>
          </table:table-cell>
          <table:table-cell table:formula="of:=63*POWER([.D36];0.5)" office:value-type="float" office:value="3563.8181771802" calcext:value-type="float">
            <text:p>3563.81817718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6.3*POWER([.A37];0.5)" office:value-type="float" office:value="36.1907446731896" calcext:value-type="float">
            <text:p>36.1907446732</text:p>
          </table:table-cell>
          <table:table-cell/>
          <table:table-cell table:formula="of:=[.A37]*100" office:value-type="float" office:value="3300" calcext:value-type="float">
            <text:p>3300</text:p>
          </table:table-cell>
          <table:table-cell table:formula="of:=63*POWER([.D37];0.5)" office:value-type="float" office:value="3619.07446731896" calcext:value-type="float">
            <text:p>3619.0744673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6.3*POWER([.A38];0.5)" office:value-type="float" office:value="36.7349969375254" calcext:value-type="float">
            <text:p>36.7349969375</text:p>
          </table:table-cell>
          <table:table-cell/>
          <table:table-cell table:formula="of:=[.A38]*100" office:value-type="float" office:value="3400" calcext:value-type="float">
            <text:p>3400</text:p>
          </table:table-cell>
          <table:table-cell table:formula="of:=63*POWER([.D38];0.5)" office:value-type="float" office:value="3673.49969375254" calcext:value-type="float">
            <text:p>3673.49969375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6.3*POWER([.A39];0.5)" office:value-type="float" office:value="37.2713026335276" calcext:value-type="float">
            <text:p>37.2713026335</text:p>
          </table:table-cell>
          <table:table-cell/>
          <table:table-cell table:formula="of:=[.A39]*100" office:value-type="float" office:value="3500" calcext:value-type="float">
            <text:p>3500</text:p>
          </table:table-cell>
          <table:table-cell table:formula="of:=63*POWER([.D39];0.5)" office:value-type="float" office:value="3727.13026335276" calcext:value-type="float">
            <text:p>3727.13026335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6.3*POWER([.A40];0.5)" office:value-type="float" office:value="37.8" calcext:value-type="float">
            <text:p>37.8</text:p>
          </table:table-cell>
          <table:table-cell/>
          <table:table-cell table:formula="of:=[.A40]*100" office:value-type="float" office:value="3600" calcext:value-type="float">
            <text:p>3600</text:p>
          </table:table-cell>
          <table:table-cell table:formula="of:=63*POWER([.D40];0.5)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6.3*POWER([.A41];0.5)" office:value-type="float" office:value="38.3214039408788" calcext:value-type="float">
            <text:p>38.3214039409</text:p>
          </table:table-cell>
          <table:table-cell/>
          <table:table-cell table:formula="of:=[.A41]*100" office:value-type="float" office:value="3700" calcext:value-type="float">
            <text:p>3700</text:p>
          </table:table-cell>
          <table:table-cell table:formula="of:=63*POWER([.D41];0.5)" office:value-type="float" office:value="3832.14039408788" calcext:value-type="float">
            <text:p>3832.14039408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6.3*POWER([.A42];0.5)" office:value-type="float" office:value="38.8358082187045" calcext:value-type="float">
            <text:p>38.8358082187</text:p>
          </table:table-cell>
          <table:table-cell/>
          <table:table-cell table:formula="of:=[.A42]*100" office:value-type="float" office:value="3800" calcext:value-type="float">
            <text:p>3800</text:p>
          </table:table-cell>
          <table:table-cell table:formula="of:=63*POWER([.D42];0.5)" office:value-type="float" office:value="3883.58082187045" calcext:value-type="float">
            <text:p>3883.58082187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6.3*POWER([.A43];0.5)" office:value-type="float" office:value="39.3434873899099" calcext:value-type="float">
            <text:p>39.3434873899</text:p>
          </table:table-cell>
          <table:table-cell/>
          <table:table-cell table:formula="of:=[.A43]*100" office:value-type="float" office:value="3900" calcext:value-type="float">
            <text:p>3900</text:p>
          </table:table-cell>
          <table:table-cell table:formula="of:=63*POWER([.D43];0.5)" office:value-type="float" office:value="3934.34873899099" calcext:value-type="float">
            <text:p>3934.348738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6.3*POWER([.A44];0.5)" office:value-type="float" office:value="39.8446985181216" calcext:value-type="float">
            <text:p>39.8446985181</text:p>
          </table:table-cell>
          <table:table-cell/>
          <table:table-cell table:formula="of:=[.A44]*100" office:value-type="float" office:value="4000" calcext:value-type="float">
            <text:p>4000</text:p>
          </table:table-cell>
          <table:table-cell table:formula="of:=63*POWER([.D44];0.5)" office:value-type="float" office:value="3984.46985181216" calcext:value-type="float">
            <text:p>3984.46985181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6.3*POWER([.A45];0.5)" office:value-type="float" office:value="40.3396826958269" calcext:value-type="float">
            <text:p>40.3396826958</text:p>
          </table:table-cell>
          <table:table-cell/>
          <table:table-cell table:formula="of:=[.A45]*100" office:value-type="float" office:value="4100" calcext:value-type="float">
            <text:p>4100</text:p>
          </table:table-cell>
          <table:table-cell table:formula="of:=63*POWER([.D45];0.5)" office:value-type="float" office:value="4033.96826958269" calcext:value-type="float">
            <text:p>4033.96826958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6.3*POWER([.A46];0.5)" office:value-type="float" office:value="40.8286663999695" calcext:value-type="float">
            <text:p>40.8286664</text:p>
          </table:table-cell>
          <table:table-cell/>
          <table:table-cell table:formula="of:=[.A46]*100" office:value-type="float" office:value="4200" calcext:value-type="float">
            <text:p>4200</text:p>
          </table:table-cell>
          <table:table-cell table:formula="of:=63*POWER([.D46];0.5)" office:value-type="float" office:value="4082.86663999695" calcext:value-type="float">
            <text:p>4082.8666399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6.3*POWER([.A47];0.5)" office:value-type="float" office:value="41.3118627031026" calcext:value-type="float">
            <text:p>41.3118627031</text:p>
          </table:table-cell>
          <table:table-cell/>
          <table:table-cell table:formula="of:=[.A47]*100" office:value-type="float" office:value="4300" calcext:value-type="float">
            <text:p>4300</text:p>
          </table:table-cell>
          <table:table-cell table:formula="of:=63*POWER([.D47];0.5)" office:value-type="float" office:value="4131.18627031026" calcext:value-type="float">
            <text:p>4131.1862703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6.3*POWER([.A48];0.5)" office:value-type="float" office:value="41.789472358478" calcext:value-type="float">
            <text:p>41.7894723585</text:p>
          </table:table-cell>
          <table:table-cell/>
          <table:table-cell table:formula="of:=[.A48]*100" office:value-type="float" office:value="4400" calcext:value-type="float">
            <text:p>4400</text:p>
          </table:table-cell>
          <table:table-cell table:formula="of:=63*POWER([.D48];0.5)" office:value-type="float" office:value="4178.9472358478" calcext:value-type="float">
            <text:p>4178.94723584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6.3*POWER([.A49];0.5)" office:value-type="float" office:value="42.261684774746" calcext:value-type="float">
            <text:p>42.2616847747</text:p>
          </table:table-cell>
          <table:table-cell/>
          <table:table-cell table:formula="of:=[.A49]*100" office:value-type="float" office:value="4500" calcext:value-type="float">
            <text:p>4500</text:p>
          </table:table-cell>
          <table:table-cell table:formula="of:=63*POWER([.D49];0.5)" office:value-type="float" office:value="4226.1684774746" calcext:value-type="float">
            <text:p>4226.16847747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6.3*POWER([.A50];0.5)" office:value-type="float" office:value="42.7286788936892" calcext:value-type="float">
            <text:p>42.7286788937</text:p>
          </table:table-cell>
          <table:table-cell/>
          <table:table-cell table:formula="of:=[.A50]*100" office:value-type="float" office:value="4600" calcext:value-type="float">
            <text:p>4600</text:p>
          </table:table-cell>
          <table:table-cell table:formula="of:=63*POWER([.D50];0.5)" office:value-type="float" office:value="4272.86788936892" calcext:value-type="float">
            <text:p>4272.86788936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6.3*POWER([.A51];0.5)" office:value-type="float" office:value="43.1906239825266" calcext:value-type="float">
            <text:p>43.1906239825</text:p>
          </table:table-cell>
          <table:table-cell/>
          <table:table-cell table:formula="of:=[.A51]*100" office:value-type="float" office:value="4700" calcext:value-type="float">
            <text:p>4700</text:p>
          </table:table-cell>
          <table:table-cell table:formula="of:=63*POWER([.D51];0.5)" office:value-type="float" office:value="4319.06239825266" calcext:value-type="float">
            <text:p>4319.06239825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6.3*POWER([.A52];0.5)" office:value-type="float" office:value="43.6476803507357" calcext:value-type="float">
            <text:p>43.6476803507</text:p>
          </table:table-cell>
          <table:table-cell/>
          <table:table-cell table:formula="of:=[.A52]*100" office:value-type="float" office:value="4800" calcext:value-type="float">
            <text:p>4800</text:p>
          </table:table-cell>
          <table:table-cell table:formula="of:=63*POWER([.D52];0.5)" office:value-type="float" office:value="4364.76803507357" calcext:value-type="float">
            <text:p>4364.76803507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6.3*POWER([.A53];0.5)" office:value-type="float" office:value="44.1" calcext:value-type="float">
            <text:p>44.1</text:p>
          </table:table-cell>
          <table:table-cell/>
          <table:table-cell table:formula="of:=[.A53]*100" office:value-type="float" office:value="4900" calcext:value-type="float">
            <text:p>4900</text:p>
          </table:table-cell>
          <table:table-cell table:formula="of:=63*POWER([.D53];0.5)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6.3*POWER([.A54];0.5)" office:value-type="float" office:value="44.5477272147525" calcext:value-type="float">
            <text:p>44.5477272148</text:p>
          </table:table-cell>
          <table:table-cell/>
          <table:table-cell table:formula="of:=[.A54]*100" office:value-type="float" office:value="5000" calcext:value-type="float">
            <text:p>5000</text:p>
          </table:table-cell>
          <table:table-cell table:formula="of:=63*POWER([.D54];0.5)" office:value-type="float" office:value="4454.77272147525" calcext:value-type="float">
            <text:p>4454.77272147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6.3*POWER([.A55];0.5)" office:value-type="float" office:value="44.99099909982" calcext:value-type="float">
            <text:p>44.9909990998</text:p>
          </table:table-cell>
          <table:table-cell/>
          <table:table-cell table:formula="of:=[.A55]*100" office:value-type="float" office:value="5100" calcext:value-type="float">
            <text:p>5100</text:p>
          </table:table-cell>
          <table:table-cell table:formula="of:=63*POWER([.D55];0.5)" office:value-type="float" office:value="4499.099909982" calcext:value-type="float">
            <text:p>4499.0999099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6.3*POWER([.A56];0.5)" office:value-type="float" office:value="45.4299460708463" calcext:value-type="float">
            <text:p>45.4299460708</text:p>
          </table:table-cell>
          <table:table-cell/>
          <table:table-cell table:formula="of:=[.A56]*100" office:value-type="float" office:value="5200" calcext:value-type="float">
            <text:p>5200</text:p>
          </table:table-cell>
          <table:table-cell table:formula="of:=63*POWER([.D56];0.5)" office:value-type="float" office:value="4542.99460708463" calcext:value-type="float">
            <text:p>4542.99460708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6.3*POWER([.A57];0.5)" office:value-type="float" office:value="45.8646923024673" calcext:value-type="float">
            <text:p>45.8646923025</text:p>
          </table:table-cell>
          <table:table-cell/>
          <table:table-cell table:formula="of:=[.A57]*100" office:value-type="float" office:value="5300" calcext:value-type="float">
            <text:p>5300</text:p>
          </table:table-cell>
          <table:table-cell table:formula="of:=63*POWER([.D57];0.5)" office:value-type="float" office:value="4586.46923024673" calcext:value-type="float">
            <text:p>4586.46923024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6.3*POWER([.A58];0.5)" office:value-type="float" office:value="46.2953561386021" calcext:value-type="float">
            <text:p>46.2953561386</text:p>
          </table:table-cell>
          <table:table-cell/>
          <table:table-cell table:formula="of:=[.A58]*100" office:value-type="float" office:value="5400" calcext:value-type="float">
            <text:p>5400</text:p>
          </table:table-cell>
          <table:table-cell table:formula="of:=63*POWER([.D58];0.5)" office:value-type="float" office:value="4629.53561386021" calcext:value-type="float">
            <text:p>4629.53561386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6.3*POWER([.A59];0.5)" office:value-type="float" office:value="46.7220504687027" calcext:value-type="float">
            <text:p>46.7220504687</text:p>
          </table:table-cell>
          <table:table-cell/>
          <table:table-cell table:formula="of:=[.A59]*100" office:value-type="float" office:value="5500" calcext:value-type="float">
            <text:p>5500</text:p>
          </table:table-cell>
          <table:table-cell table:formula="of:=63*POWER([.D59];0.5)" office:value-type="float" office:value="4672.20504687027" calcext:value-type="float">
            <text:p>4672.20504687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6.3*POWER([.A60];0.5)" office:value-type="float" office:value="47.1448830733517" calcext:value-type="float">
            <text:p>47.1448830734</text:p>
          </table:table-cell>
          <table:table-cell/>
          <table:table-cell table:formula="of:=[.A60]*100" office:value-type="float" office:value="5600" calcext:value-type="float">
            <text:p>5600</text:p>
          </table:table-cell>
          <table:table-cell table:formula="of:=63*POWER([.D60];0.5)" office:value-type="float" office:value="4714.48830733517" calcext:value-type="float">
            <text:p>4714.48830733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6.3*POWER([.A61];0.5)" office:value-type="float" office:value="47.5639569422057" calcext:value-type="float">
            <text:p>47.5639569422</text:p>
          </table:table-cell>
          <table:table-cell/>
          <table:table-cell table:formula="of:=[.A61]*100" office:value-type="float" office:value="5700" calcext:value-type="float">
            <text:p>5700</text:p>
          </table:table-cell>
          <table:table-cell table:formula="of:=63*POWER([.D61];0.5)" office:value-type="float" office:value="4756.39569422057" calcext:value-type="float">
            <text:p>4756.39569422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6.3*POWER([.A62];0.5)" office:value-type="float" office:value="47.9793705669426" calcext:value-type="float">
            <text:p>47.9793705669</text:p>
          </table:table-cell>
          <table:table-cell/>
          <table:table-cell table:formula="of:=[.A62]*100" office:value-type="float" office:value="5800" calcext:value-type="float">
            <text:p>5800</text:p>
          </table:table-cell>
          <table:table-cell table:formula="of:=63*POWER([.D62];0.5)" office:value-type="float" office:value="4797.93705669426" calcext:value-type="float">
            <text:p>4797.93705669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6.3*POWER([.A63];0.5)" office:value-type="float" office:value="48.3912182115722" calcext:value-type="float">
            <text:p>48.3912182116</text:p>
          </table:table-cell>
          <table:table-cell/>
          <table:table-cell table:formula="of:=[.A63]*100" office:value-type="float" office:value="5900" calcext:value-type="float">
            <text:p>5900</text:p>
          </table:table-cell>
          <table:table-cell table:formula="of:=63*POWER([.D63];0.5)" office:value-type="float" office:value="4839.12182115722" calcext:value-type="float">
            <text:p>4839.12182115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6.3*POWER([.A64];0.5)" office:value-type="float" office:value="48.7995901622135" calcext:value-type="float">
            <text:p>48.7995901622</text:p>
          </table:table-cell>
          <table:table-cell/>
          <table:table-cell table:formula="of:=[.A64]*100" office:value-type="float" office:value="6000" calcext:value-type="float">
            <text:p>6000</text:p>
          </table:table-cell>
          <table:table-cell table:formula="of:=63*POWER([.D64];0.5)" office:value-type="float" office:value="4879.95901622135" calcext:value-type="float">
            <text:p>4879.95901622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6.3*POWER([.A65];0.5)" office:value-type="float" office:value="49.2045729582119" calcext:value-type="float">
            <text:p>49.2045729582</text:p>
          </table:table-cell>
          <table:table-cell/>
          <table:table-cell table:formula="of:=[.A65]*100" office:value-type="float" office:value="6100" calcext:value-type="float">
            <text:p>6100</text:p>
          </table:table-cell>
          <table:table-cell table:formula="of:=63*POWER([.D65];0.5)" office:value-type="float" office:value="4920.45729582119" calcext:value-type="float">
            <text:p>4920.45729582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6.3*POWER([.A66];0.5)" office:value-type="float" office:value="49.6062496062744" calcext:value-type="float">
            <text:p>49.6062496063</text:p>
          </table:table-cell>
          <table:table-cell/>
          <table:table-cell table:formula="of:=[.A66]*100" office:value-type="float" office:value="6200" calcext:value-type="float">
            <text:p>6200</text:p>
          </table:table-cell>
          <table:table-cell table:formula="of:=63*POWER([.D66];0.5)" office:value-type="float" office:value="4960.62496062744" calcext:value-type="float">
            <text:p>4960.62496062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6.3*POWER([.A67];0.5)" office:value-type="float" office:value="50.0046997791208" calcext:value-type="float">
            <text:p>50.0046997791</text:p>
          </table:table-cell>
          <table:table-cell/>
          <table:table-cell table:formula="of:=[.A67]*100" office:value-type="float" office:value="6300" calcext:value-type="float">
            <text:p>6300</text:p>
          </table:table-cell>
          <table:table-cell table:formula="of:=63*POWER([.D67];0.5)" office:value-type="float" office:value="5000.46997791208" calcext:value-type="float">
            <text:p>5000.4699779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6.3*POWER([.A68];0.5)" office:value-type="float" office:value="50.4" calcext:value-type="float">
            <text:p>50.4</text:p>
          </table:table-cell>
          <table:table-cell/>
          <table:table-cell table:formula="of:=[.A68]*100" office:value-type="float" office:value="6400" calcext:value-type="float">
            <text:p>6400</text:p>
          </table:table-cell>
          <table:table-cell table:formula="of:=63*POWER([.D68];0.5)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6.3*POWER([.A69];0.5)" office:value-type="float" office:value="50.7922238142809" calcext:value-type="float">
            <text:p>50.7922238143</text:p>
          </table:table-cell>
          <table:table-cell/>
          <table:table-cell table:formula="of:=[.A69]*100" office:value-type="float" office:value="6500" calcext:value-type="float">
            <text:p>6500</text:p>
          </table:table-cell>
          <table:table-cell table:formula="of:=63*POWER([.D69];0.5)" office:value-type="float" office:value="5079.22238142809" calcext:value-type="float">
            <text:p>5079.22238142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6.3*POWER([.A70];0.5)" office:value-type="float" office:value="51.1814419492066" calcext:value-type="float">
            <text:p>51.1814419492</text:p>
          </table:table-cell>
          <table:table-cell/>
          <table:table-cell table:formula="of:=[.A70]*100" office:value-type="float" office:value="6600" calcext:value-type="float">
            <text:p>6600</text:p>
          </table:table-cell>
          <table:table-cell table:formula="of:=63*POWER([.D70];0.5)" office:value-type="float" office:value="5118.14419492066" calcext:value-type="float">
            <text:p>5118.14419492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6.3*POWER([.A71];0.5)" office:value-type="float" office:value="51.5677224627964" calcext:value-type="float">
            <text:p>51.5677224628</text:p>
          </table:table-cell>
          <table:table-cell/>
          <table:table-cell table:formula="of:=[.A71]*100" office:value-type="float" office:value="6700" calcext:value-type="float">
            <text:p>6700</text:p>
          </table:table-cell>
          <table:table-cell table:formula="of:=63*POWER([.D71];0.5)" office:value-type="float" office:value="5156.77224627964" calcext:value-type="float">
            <text:p>5156.77224627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6.3*POWER([.A72];0.5)" office:value-type="float" office:value="51.9511308827825" calcext:value-type="float">
            <text:p>51.9511308828</text:p>
          </table:table-cell>
          <table:table-cell/>
          <table:table-cell table:formula="of:=[.A72]*100" office:value-type="float" office:value="6800" calcext:value-type="float">
            <text:p>6800</text:p>
          </table:table-cell>
          <table:table-cell table:formula="of:=63*POWER([.D72];0.5)" office:value-type="float" office:value="5195.11308827825" calcext:value-type="float">
            <text:p>5195.11308827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6.3*POWER([.A73];0.5)" office:value-type="float" office:value="52.3317303363839" calcext:value-type="float">
            <text:p>52.3317303364</text:p>
          </table:table-cell>
          <table:table-cell/>
          <table:table-cell table:formula="of:=[.A73]*100" office:value-type="float" office:value="6900" calcext:value-type="float">
            <text:p>6900</text:p>
          </table:table-cell>
          <table:table-cell table:formula="of:=63*POWER([.D73];0.5)" office:value-type="float" office:value="5233.17303363839" calcext:value-type="float">
            <text:p>5233.17303363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6.3*POWER([.A74];0.5)" office:value-type="float" office:value="52.7095816716468" calcext:value-type="float">
            <text:p>52.7095816716</text:p>
          </table:table-cell>
          <table:table-cell/>
          <table:table-cell table:formula="of:=[.A74]*100" office:value-type="float" office:value="7000" calcext:value-type="float">
            <text:p>7000</text:p>
          </table:table-cell>
          <table:table-cell table:formula="of:=63*POWER([.D74];0.5)" office:value-type="float" office:value="5270.95816716468" calcext:value-type="float">
            <text:p>5270.95816716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6.3*POWER([.A75];0.5)" office:value-type="float" office:value="53.0847435710111" calcext:value-type="float">
            <text:p>53.084743571</text:p>
          </table:table-cell>
          <table:table-cell/>
          <table:table-cell table:formula="of:=[.A75]*100" office:value-type="float" office:value="7100" calcext:value-type="float">
            <text:p>7100</text:p>
          </table:table-cell>
          <table:table-cell table:formula="of:=63*POWER([.D75];0.5)" office:value-type="float" office:value="5308.47435710111" calcext:value-type="float">
            <text:p>5308.47435710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6.3*POWER([.A76];0.5)" office:value-type="float" office:value="53.457272657703" calcext:value-type="float">
            <text:p>53.4572726577</text:p>
          </table:table-cell>
          <table:table-cell/>
          <table:table-cell table:formula="of:=[.A76]*100" office:value-type="float" office:value="7200" calcext:value-type="float">
            <text:p>7200</text:p>
          </table:table-cell>
          <table:table-cell table:formula="of:=63*POWER([.D76];0.5)" office:value-type="float" office:value="5345.7272657703" calcext:value-type="float">
            <text:p>5345.72726577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6.3*POWER([.A77];0.5)" office:value-type="float" office:value="53.8272235955004" calcext:value-type="float">
            <text:p>53.8272235955</text:p>
          </table:table-cell>
          <table:table-cell/>
          <table:table-cell table:formula="of:=[.A77]*100" office:value-type="float" office:value="7300" calcext:value-type="float">
            <text:p>7300</text:p>
          </table:table-cell>
          <table:table-cell table:formula="of:=63*POWER([.D77];0.5)" office:value-type="float" office:value="5382.72235955004" calcext:value-type="float">
            <text:p>5382.72235955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6.3*POWER([.A78];0.5)" office:value-type="float" office:value="54.1946491823685" calcext:value-type="float">
            <text:p>54.1946491824</text:p>
          </table:table-cell>
          <table:table-cell/>
          <table:table-cell table:formula="of:=[.A78]*100" office:value-type="float" office:value="7400" calcext:value-type="float">
            <text:p>7400</text:p>
          </table:table-cell>
          <table:table-cell table:formula="of:=63*POWER([.D78];0.5)" office:value-type="float" office:value="5419.46491823686" calcext:value-type="float">
            <text:p>5419.46491823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6.3*POWER([.A79];0.5)" office:value-type="float" office:value="54.5596004384196" calcext:value-type="float">
            <text:p>54.5596004384</text:p>
          </table:table-cell>
          <table:table-cell/>
          <table:table-cell table:formula="of:=[.A79]*100" office:value-type="float" office:value="7500" calcext:value-type="float">
            <text:p>7500</text:p>
          </table:table-cell>
          <table:table-cell table:formula="of:=63*POWER([.D79];0.5)" office:value-type="float" office:value="5455.96004384196" calcext:value-type="float">
            <text:p>5455.9600438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6.3*POWER([.A80];0.5)" office:value-type="float" office:value="54.9221266886125" calcext:value-type="float">
            <text:p>54.9221266886</text:p>
          </table:table-cell>
          <table:table-cell/>
          <table:table-cell table:formula="of:=[.A80]*100" office:value-type="float" office:value="7600" calcext:value-type="float">
            <text:p>7600</text:p>
          </table:table-cell>
          <table:table-cell table:formula="of:=63*POWER([.D80];0.5)" office:value-type="float" office:value="5492.21266886125" calcext:value-type="float">
            <text:p>5492.21266886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6.3*POWER([.A81];0.5)" office:value-type="float" office:value="55.2822756405704" calcext:value-type="float">
            <text:p>55.2822756406</text:p>
          </table:table-cell>
          <table:table-cell/>
          <table:table-cell table:formula="of:=[.A81]*100" office:value-type="float" office:value="7700" calcext:value-type="float">
            <text:p>7700</text:p>
          </table:table-cell>
          <table:table-cell table:formula="of:=63*POWER([.D81];0.5)" office:value-type="float" office:value="5528.22756405704" calcext:value-type="float">
            <text:p>5528.2275640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6.3*POWER([.A82];0.5)" office:value-type="float" office:value="55.6400934578654" calcext:value-type="float">
            <text:p>55.6400934579</text:p>
          </table:table-cell>
          <table:table-cell/>
          <table:table-cell table:formula="of:=[.A82]*100" office:value-type="float" office:value="7800" calcext:value-type="float">
            <text:p>7800</text:p>
          </table:table-cell>
          <table:table-cell table:formula="of:=63*POWER([.D82];0.5)" office:value-type="float" office:value="5564.00934578654" calcext:value-type="float">
            <text:p>5564.00934578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6.3*POWER([.A83];0.5)" office:value-type="float" office:value="55.9956248290882" calcext:value-type="float">
            <text:p>55.9956248291</text:p>
          </table:table-cell>
          <table:table-cell/>
          <table:table-cell table:formula="of:=[.A83]*100" office:value-type="float" office:value="7900" calcext:value-type="float">
            <text:p>7900</text:p>
          </table:table-cell>
          <table:table-cell table:formula="of:=63*POWER([.D83];0.5)" office:value-type="float" office:value="5599.56248290882" calcext:value-type="float">
            <text:p>5599.56248290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.3*POWER([.A84];0.5)" office:value-type="float" office:value="56.3489130329947" calcext:value-type="float">
            <text:p>56.348913033</text:p>
          </table:table-cell>
          <table:table-cell/>
          <table:table-cell table:formula="of:=[.A84]*100" office:value-type="float" office:value="8000" calcext:value-type="float">
            <text:p>8000</text:p>
          </table:table-cell>
          <table:table-cell table:formula="of:=63*POWER([.D84];0.5)" office:value-type="float" office:value="5634.89130329947" calcext:value-type="float">
            <text:p>5634.89130329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6.3*POWER([.A85];0.5)" office:value-type="float" office:value="56.7" calcext:value-type="float">
            <text:p>56.7</text:p>
          </table:table-cell>
          <table:table-cell/>
          <table:table-cell table:formula="of:=[.A85]*100" office:value-type="float" office:value="8100" calcext:value-type="float">
            <text:p>8100</text:p>
          </table:table-cell>
          <table:table-cell table:formula="of:=63*POWER([.D85];0.5)"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6.3*POWER([.A86];0.5)" office:value-type="float" office:value="57.0489263702657" calcext:value-type="float">
            <text:p>57.0489263703</text:p>
          </table:table-cell>
          <table:table-cell/>
          <table:table-cell table:formula="of:=[.A86]*100" office:value-type="float" office:value="8200" calcext:value-type="float">
            <text:p>8200</text:p>
          </table:table-cell>
          <table:table-cell table:formula="of:=63*POWER([.D86];0.5)" office:value-type="float" office:value="5704.89263702657" calcext:value-type="float">
            <text:p>5704.89263702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6.3*POWER([.A87];0.5)" office:value-type="float" office:value="57.3957315486091" calcext:value-type="float">
            <text:p>57.3957315486</text:p>
          </table:table-cell>
          <table:table-cell/>
          <table:table-cell table:formula="of:=[.A87]*100" office:value-type="float" office:value="8300" calcext:value-type="float">
            <text:p>8300</text:p>
          </table:table-cell>
          <table:table-cell table:formula="of:=63*POWER([.D87];0.5)" office:value-type="float" office:value="5739.57315486091" calcext:value-type="float">
            <text:p>5739.57315486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6.3*POWER([.A88];0.5)" office:value-type="float" office:value="57.7404537564436" calcext:value-type="float">
            <text:p>57.7404537564</text:p>
          </table:table-cell>
          <table:table-cell/>
          <table:table-cell table:formula="of:=[.A88]*100" office:value-type="float" office:value="8400" calcext:value-type="float">
            <text:p>8400</text:p>
          </table:table-cell>
          <table:table-cell table:formula="of:=63*POWER([.D88];0.5)" office:value-type="float" office:value="5774.04537564436" calcext:value-type="float">
            <text:p>5774.04537564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6.3*POWER([.A89];0.5)" office:value-type="float" office:value="58.0831300809452" calcext:value-type="float">
            <text:p>58.0831300809</text:p>
          </table:table-cell>
          <table:table-cell/>
          <table:table-cell table:formula="of:=[.A89]*100" office:value-type="float" office:value="8500" calcext:value-type="float">
            <text:p>8500</text:p>
          </table:table-cell>
          <table:table-cell table:formula="of:=63*POWER([.D89];0.5)" office:value-type="float" office:value="5808.31300809452" calcext:value-type="float">
            <text:p>5808.31300809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6.3*POWER([.A90];0.5)" office:value-type="float" office:value="58.4237965216229" calcext:value-type="float">
            <text:p>58.4237965216</text:p>
          </table:table-cell>
          <table:table-cell/>
          <table:table-cell table:formula="of:=[.A90]*100" office:value-type="float" office:value="8600" calcext:value-type="float">
            <text:p>8600</text:p>
          </table:table-cell>
          <table:table-cell table:formula="of:=63*POWER([.D90];0.5)" office:value-type="float" office:value="5842.37965216229" calcext:value-type="float">
            <text:p>5842.37965216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6.3*POWER([.A91];0.5)" office:value-type="float" office:value="58.7624880344595" calcext:value-type="float">
            <text:p>58.7624880345</text:p>
          </table:table-cell>
          <table:table-cell/>
          <table:table-cell table:formula="of:=[.A91]*100" office:value-type="float" office:value="8700" calcext:value-type="float">
            <text:p>8700</text:p>
          </table:table-cell>
          <table:table-cell table:formula="of:=63*POWER([.D91];0.5)" office:value-type="float" office:value="5876.24880344595" calcext:value-type="float">
            <text:p>5876.2488034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6.3*POWER([.A92];0.5)" office:value-type="float" office:value="59.0992385737752" calcext:value-type="float">
            <text:p>59.0992385738</text:p>
          </table:table-cell>
          <table:table-cell/>
          <table:table-cell table:formula="of:=[.A92]*100" office:value-type="float" office:value="8800" calcext:value-type="float">
            <text:p>8800</text:p>
          </table:table-cell>
          <table:table-cell table:formula="of:=63*POWER([.D92];0.5)" office:value-type="float" office:value="5909.92385737752" calcext:value-type="float">
            <text:p>5909.92385737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6.3*POWER([.A93];0.5)" office:value-type="float" office:value="59.4340811319566" calcext:value-type="float">
            <text:p>59.434081132</text:p>
          </table:table-cell>
          <table:table-cell/>
          <table:table-cell table:formula="of:=[.A93]*100" office:value-type="float" office:value="8900" calcext:value-type="float">
            <text:p>8900</text:p>
          </table:table-cell>
          <table:table-cell table:formula="of:=63*POWER([.D93];0.5)" office:value-type="float" office:value="5943.40811319566" calcext:value-type="float">
            <text:p>5943.40811319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6.3*POWER([.A94];0.5)" office:value-type="float" office:value="59.7670477771824" calcext:value-type="float">
            <text:p>59.7670477772</text:p>
          </table:table-cell>
          <table:table-cell/>
          <table:table-cell table:formula="of:=[.A94]*100" office:value-type="float" office:value="9000" calcext:value-type="float">
            <text:p>9000</text:p>
          </table:table-cell>
          <table:table-cell table:formula="of:=63*POWER([.D94];0.5)" office:value-type="float" office:value="5976.70477771824" calcext:value-type="float">
            <text:p>5976.70477771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6.3*POWER([.A95];0.5)" office:value-type="float" office:value="60.0981696892676" calcext:value-type="float">
            <text:p>60.0981696893</text:p>
          </table:table-cell>
          <table:table-cell/>
          <table:table-cell table:formula="of:=[.A95]*100" office:value-type="float" office:value="9100" calcext:value-type="float">
            <text:p>9100</text:p>
          </table:table-cell>
          <table:table-cell table:formula="of:=63*POWER([.D95];0.5)" office:value-type="float" office:value="6009.81696892676" calcext:value-type="float">
            <text:p>6009.81696892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6.3*POWER([.A96];0.5)" office:value-type="float" office:value="60.4274771937403" calcext:value-type="float">
            <text:p>60.4274771937</text:p>
          </table:table-cell>
          <table:table-cell/>
          <table:table-cell table:formula="of:=[.A96]*100" office:value-type="float" office:value="9200" calcext:value-type="float">
            <text:p>9200</text:p>
          </table:table-cell>
          <table:table-cell table:formula="of:=63*POWER([.D96];0.5)" office:value-type="float" office:value="6042.74771937403" calcext:value-type="float">
            <text:p>6042.7477193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6.3*POWER([.A97];0.5)" office:value-type="float" office:value="60.7549997942556" calcext:value-type="float">
            <text:p>60.7549997943</text:p>
          </table:table-cell>
          <table:table-cell/>
          <table:table-cell table:formula="of:=[.A97]*100" office:value-type="float" office:value="9300" calcext:value-type="float">
            <text:p>9300</text:p>
          </table:table-cell>
          <table:table-cell table:formula="of:=63*POWER([.D97];0.5)" office:value-type="float" office:value="6075.49997942556" calcext:value-type="float">
            <text:p>6075.49997942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6.3*POWER([.A98];0.5)" office:value-type="float" office:value="61.0807662034457" calcext:value-type="float">
            <text:p>61.0807662034</text:p>
          </table:table-cell>
          <table:table-cell/>
          <table:table-cell table:formula="of:=[.A98]*100" office:value-type="float" office:value="9400" calcext:value-type="float">
            <text:p>9400</text:p>
          </table:table-cell>
          <table:table-cell table:formula="of:=63*POWER([.D98];0.5)" office:value-type="float" office:value="6108.07662034457" calcext:value-type="float">
            <text:p>6108.07662034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6.3*POWER([.A99];0.5)" office:value-type="float" office:value="61.4048043722965" calcext:value-type="float">
            <text:p>61.4048043723</text:p>
          </table:table-cell>
          <table:table-cell/>
          <table:table-cell table:formula="of:=[.A99]*100" office:value-type="float" office:value="9500" calcext:value-type="float">
            <text:p>9500</text:p>
          </table:table-cell>
          <table:table-cell table:formula="of:=63*POWER([.D99];0.5)" office:value-type="float" office:value="6140.48043722965" calcext:value-type="float">
            <text:p>6140.48043722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6.3*POWER([.A100];0.5)" office:value-type="float" office:value="61.7271415181361" calcext:value-type="float">
            <text:p>61.7271415181</text:p>
          </table:table-cell>
          <table:table-cell/>
          <table:table-cell table:formula="of:=[.A100]*100" office:value-type="float" office:value="9600" calcext:value-type="float">
            <text:p>9600</text:p>
          </table:table-cell>
          <table:table-cell table:formula="of:=63*POWER([.D100];0.5)" office:value-type="float" office:value="6172.71415181361" calcext:value-type="float">
            <text:p>6172.71415181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6.3*POWER([.A101];0.5)" office:value-type="float" office:value="62.0478041513155" calcext:value-type="float">
            <text:p>62.0478041513</text:p>
          </table:table-cell>
          <table:table-cell/>
          <table:table-cell table:formula="of:=[.A101]*100" office:value-type="float" office:value="9700" calcext:value-type="float">
            <text:p>9700</text:p>
          </table:table-cell>
          <table:table-cell table:formula="of:=63*POWER([.D101];0.5)" office:value-type="float" office:value="6204.78041513155" calcext:value-type="float">
            <text:p>6204.78041513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6.3*POWER([.A102];0.5)" office:value-type="float" office:value="62.3668181006535" calcext:value-type="float">
            <text:p>62.3668181007</text:p>
          </table:table-cell>
          <table:table-cell/>
          <table:table-cell table:formula="of:=[.A102]*100" office:value-type="float" office:value="9800" calcext:value-type="float">
            <text:p>9800</text:p>
          </table:table-cell>
          <table:table-cell table:formula="of:=63*POWER([.D102];0.5)" office:value-type="float" office:value="6236.68181006535" calcext:value-type="float">
            <text:p>6236.68181006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6.3*POWER([.A103];0.5)" office:value-type="float" office:value="62.6842085377171" calcext:value-type="float">
            <text:p>62.6842085377</text:p>
          </table:table-cell>
          <table:table-cell/>
          <table:table-cell table:formula="of:=[.A103]*100" office:value-type="float" office:value="9900" calcext:value-type="float">
            <text:p>9900</text:p>
          </table:table-cell>
          <table:table-cell table:formula="of:=63*POWER([.D103];0.5)" office:value-type="float" office:value="6268.42085377171" calcext:value-type="float">
            <text:p>6268.4208537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.3*POWER([.A104];0.5)" office:value-type="float" office:value="63" calcext:value-type="float">
            <text:p>63</text:p>
          </table:table-cell>
          <table:table-cell/>
          <table:table-cell table:formula="of:=[.A104]*100" office:value-type="float" office:value="10000" calcext:value-type="float">
            <text:p>10000</text:p>
          </table:table-cell>
          <table:table-cell table:formula="of:=63*POWER([.D104];0.5)" office:value-type="float" office:value="6300" calcext:value-type="float">
            <text:p>6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3:06:15.331758744</meta:creation-date>
    <dc:date>2017-03-09T16:58:44.850215278</dc:date>
    <meta:editing-duration>PT8M55S</meta:editing-duration>
    <meta:editing-cycles>1</meta:editing-cycles>
    <meta:document-statistic meta:table-count="1" meta:cell-count="40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2cm" svg:y="4.201cm" style:legend-expansion="high" chart:style-name="ch2"/>
        <chart:plot-area chart:style-name="ch3" table:cell-range-address="Sheet1.D4:Sheet1.E104" svg:x="0.32cm" svg:y="0.18cm" svg:width="12.442cm" svg:height="8.64cm">
          <chartooo:coordinate-region svg:x="1.365cm" svg:y="0.379cm" svg:width="10.8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104" chart:class="chart:scatter">
            <chart:domain table:cell-range-address="Sheet1.D4:Sheet1.D104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104</svg:desc>
                </draw:g>
              </table:table-cell>
              <table:table-cell office:value-type="float" office:value="0">
                <text:p>0</text:p>
                <draw:g>
                  <svg:desc>Sheet1.E4:Sheet1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90.95454429505">
                <text:p>890.95454429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091.19200876839">
                <text:p>1091.19200876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408.72282582487">
                <text:p>1408.72282582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543.1785379534">
                <text:p>1543.1785379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666.82332597069">
                <text:p>1666.82332597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781.9090885901">
                <text:p>1781.909088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992.23492590608">
                <text:p>1992.23492590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089.4736179239">
                <text:p>2089.4736179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182.38401753679">
                <text:p>2182.38401753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271.49730354231">
                <text:p>2271.4973035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357.24415366758">
                <text:p>2357.24415366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439.97950811067">
                <text:p>2439.97950811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597.55654413913">
                <text:p>2597.55654413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672.86363288515">
                <text:p>2672.8636328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746.10633443062">
                <text:p>2746.10633443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817.44565164974">
                <text:p>2817.44565164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2887.02268782218">
                <text:p>2887.0226878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2954.96192868876">
                <text:p>2954.96192868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3021.37385968701">
                <text:p>3021.37385968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3086.3570759068">
                <text:p>3086.357075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3212.38229356345">
                <text:p>3212.38229356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3273.57602630518">
                <text:p>3273.57602630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3333.64665194138">
                <text:p>3333.6466519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3392.65382849474">
                <text:p>3392.65382849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3450.65211228255">
                <text:p>3450.65211228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3507.69154858291">
                <text:p>3507.69154858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3563.8181771802">
                <text:p>3563.8181771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3619.07446731896">
                <text:p>3619.07446731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3673.49969375254">
                <text:p>3673.49969375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3727.13026335276">
                <text:p>3727.13026335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3832.14039408788">
                <text:p>3832.14039408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3883.58082187045">
                <text:p>3883.58082187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3934.34873899099">
                <text:p>3934.34873899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3984.46985181216">
                <text:p>3984.46985181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4033.96826958269">
                <text:p>4033.96826958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4082.86663999695">
                <text:p>4082.86663999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4131.18627031026">
                <text:p>4131.18627031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4178.9472358478">
                <text:p>4178.9472358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4226.1684774746">
                <text:p>4226.1684774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4272.86788936892">
                <text:p>4272.86788936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4319.06239825266">
                <text:p>4319.06239825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4364.76803507357">
                <text:p>4364.76803507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4454.77272147525">
                <text:p>4454.77272147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4499.099909982">
                <text:p>4499.099909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4542.99460708463">
                <text:p>4542.994607084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4586.46923024673">
                <text:p>4586.469230246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4629.53561386021">
                <text:p>4629.53561386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4672.20504687027">
                <text:p>4672.20504687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4714.48830733517">
                <text:p>4714.48830733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4756.39569422057">
                <text:p>4756.39569422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4797.93705669426">
                <text:p>4797.93705669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4839.12182115722">
                <text:p>4839.12182115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4879.95901622135">
                <text:p>4879.9590162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4920.45729582119">
                <text:p>4920.45729582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4960.62496062744">
                <text:p>4960.62496062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5000.46997791208">
                <text:p>5000.46997791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5079.22238142809">
                <text:p>5079.22238142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5118.14419492066">
                <text:p>5118.14419492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5156.77224627964">
                <text:p>5156.77224627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5195.11308827825">
                <text:p>5195.11308827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5233.17303363839">
                <text:p>5233.17303363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5270.95816716468">
                <text:p>5270.95816716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5308.47435710111">
                <text:p>5308.47435710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5345.7272657703">
                <text:p>5345.72726577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5382.72235955004">
                <text:p>5382.72235955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5419.46491823686">
                <text:p>5419.46491823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5455.96004384196">
                <text:p>5455.96004384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5492.21266886125">
                <text:p>5492.21266886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5528.22756405704">
                <text:p>5528.22756405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5564.00934578654">
                <text:p>5564.00934578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5599.56248290882">
                <text:p>5599.56248290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5634.89130329947">
                <text:p>5634.89130329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5704.89263702657">
                <text:p>5704.89263702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5739.57315486091">
                <text:p>5739.57315486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5774.04537564436">
                <text:p>5774.04537564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5808.31300809452">
                <text:p>5808.313008094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5842.37965216229">
                <text:p>5842.37965216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5876.24880344595">
                <text:p>5876.248803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5909.92385737752">
                <text:p>5909.92385737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5943.40811319566">
                <text:p>5943.40811319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5976.70477771824">
                <text:p>5976.70477771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6009.81696892676">
                <text:p>6009.81696892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6042.74771937403">
                <text:p>6042.74771937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6075.49997942556">
                <text:p>6075.49997942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6108.07662034457">
                <text:p>6108.07662034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6140.48043722965">
                <text:p>6140.48043722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6172.71415181361">
                <text:p>6172.71415181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6204.78041513155">
                <text:p>6204.78041513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6236.68181006535">
                <text:p>6236.68181006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6268.42085377171">
                <text:p>6268.420853771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6300">
                <text:p>6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082cm" svg:y="4.197cm" style:legend-expansion="high" chart:style-name="ch2"/>
        <chart:plot-area chart:style-name="ch3" table:cell-range-address="Sheet1.A4:Sheet1.B104" svg:x="0.294cm" svg:y="0.126cm" svg:width="12.441cm" svg:height="8.632cm">
          <chartooo:coordinate-region svg:x="0.942cm" svg:y="0.325cm" svg:width="11.494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4" chart:class="chart:scatter">
            <chart:domain table:cell-range-address="Sheet1.A4:Sheet1.A104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04</svg:desc>
                </draw:g>
              </table:table-cell>
              <table:table-cell office:value-type="float" office:value="0">
                <text:p>0</text:p>
                <draw:g>
                  <svg:desc>Sheet1.B4:Sheet1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9095454429505">
                <text:p>8.9095454429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9119200876839">
                <text:p>10.9119200876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.0872282582487">
                <text:p>14.0872282582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.431785379534">
                <text:p>15.431785379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.6682332597069">
                <text:p>16.6682332597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.819090885901">
                <text:p>17.819090885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.9223492590608">
                <text:p>19.9223492590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.894736179239">
                <text:p>20.894736179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1.8238401753679">
                <text:p>21.8238401753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.7149730354231">
                <text:p>22.714973035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.5724415366758">
                <text:p>23.5724415366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.3997950811067">
                <text:p>24.3997950811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.9755654413913">
                <text:p>25.9755654413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.7286363288515">
                <text:p>26.728636328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.4610633443062">
                <text:p>27.4610633443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8.1744565164974">
                <text:p>28.1744565164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.8702268782218">
                <text:p>28.870226878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9.5496192868876">
                <text:p>29.5496192868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.2137385968701">
                <text:p>30.2137385968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.863570759068">
                <text:p>30.86357075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2.1238229356345">
                <text:p>32.1238229356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2.7357602630518">
                <text:p>32.7357602630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3.3364665194138">
                <text:p>33.336466519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3.9265382849474">
                <text:p>33.9265382849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4.5065211228255">
                <text:p>34.5065211228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5.0769154858291">
                <text:p>35.0769154858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5.638181771802">
                <text:p>35.638181771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6.1907446731896">
                <text:p>36.1907446731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6.7349969375254">
                <text:p>36.7349969375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7.2713026335276">
                <text:p>37.2713026335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8.3214039408788">
                <text:p>38.3214039408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.8358082187045">
                <text:p>38.8358082187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.3434873899099">
                <text:p>39.3434873899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9.8446985181216">
                <text:p>39.8446985181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.3396826958269">
                <text:p>40.3396826958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0.8286663999695">
                <text:p>40.8286663999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.3118627031026">
                <text:p>41.3118627031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1.789472358478">
                <text:p>41.789472358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.261684774746">
                <text:p>42.261684774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2.7286788936892">
                <text:p>42.7286788936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.1906239825266">
                <text:p>43.1906239825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3.6476803507357">
                <text:p>43.6476803507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.5477272147525">
                <text:p>44.5477272147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4.99099909982">
                <text:p>44.99099909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5.4299460708463">
                <text:p>45.42994607084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.8646923024673">
                <text:p>45.86469230246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6.2953561386021">
                <text:p>46.2953561386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6.7220504687027">
                <text:p>46.7220504687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7.1448830733517">
                <text:p>47.1448830733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7.5639569422057">
                <text:p>47.5639569422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7.9793705669426">
                <text:p>47.9793705669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8.3912182115722">
                <text:p>48.3912182115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8.7995901622135">
                <text:p>48.799590162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9.2045729582119">
                <text:p>49.2045729582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9.6062496062744">
                <text:p>49.6062496062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0.0046997791208">
                <text:p>50.0046997791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0.7922238142809">
                <text:p>50.7922238142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1.1814419492066">
                <text:p>51.1814419492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1.5677224627964">
                <text:p>51.5677224627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.9511308827825">
                <text:p>51.9511308827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2.3317303363839">
                <text:p>52.3317303363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2.7095816716468">
                <text:p>52.7095816716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3.0847435710111">
                <text:p>53.0847435710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3.457272657703">
                <text:p>53.4572726577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3.8272235955004">
                <text:p>53.8272235955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4.1946491823685">
                <text:p>54.1946491823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4.5596004384196">
                <text:p>54.5596004384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4.9221266886125">
                <text:p>54.9221266886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5.2822756405704">
                <text:p>55.2822756405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5.6400934578654">
                <text:p>55.6400934578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5.9956248290882">
                <text:p>55.9956248290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6.3489130329947">
                <text:p>56.3489130329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7.0489263702657">
                <text:p>57.0489263702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7.3957315486091">
                <text:p>57.3957315486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7.7404537564436">
                <text:p>57.7404537564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8.0831300809452">
                <text:p>58.08313008094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8.4237965216229">
                <text:p>58.4237965216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8.7624880344595">
                <text:p>58.76248803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9.0992385737752">
                <text:p>59.0992385737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9.4340811319566">
                <text:p>59.4340811319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9.7670477771824">
                <text:p>59.7670477771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0.0981696892676">
                <text:p>60.0981696892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0.4274771937403">
                <text:p>60.4274771937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0.7549997942556">
                <text:p>60.7549997942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1.0807662034457">
                <text:p>61.0807662034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1.4048043722965">
                <text:p>61.4048043722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1.7271415181361">
                <text:p>61.7271415181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2.0478041513155">
                <text:p>62.0478041513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2.3668181006535">
                <text:p>62.3668181006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2.6842085377171">
                <text:p>62.68420853771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